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Georgia" svg:font-family="Georgia"/>
    <style:font-face style:name="Georgia Bold Italic" svg:font-family="'Georgia Bold Italic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5">
      <style:text-properties style:font-name="Times New Roman"/>
    </style:style>
    <style:style style:name="P3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size-asian="16pt"/>
    </style:style>
    <style:style style:name="T4" style:family="text">
      <style:text-properties style:font-size-complex="16pt"/>
    </style:style>
    <style:style style:name="T5" style:family="text">
      <style:text-properties fo:font-size="14pt"/>
    </style:style>
    <style:style style:name="T6" style:family="text">
      <style:text-properties fo:font-weight="bold"/>
    </style:style>
    <style:style style:name="T7" style:family="text">
      <style:text-properties style:font-size-asian="14pt"/>
    </style:style>
    <style:style style:name="T8" style:family="text">
      <style:text-properties style:font-weight-asian="bold"/>
    </style:style>
    <style:style style:name="T9" style:family="text">
      <style:text-properties style:font-size-complex="14pt"/>
    </style:style>
    <style:style style:name="T10" style:family="text">
      <style:text-properties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 Visher</text:p>
      <text:p text:style-name="P4">CMSCU 310</text:p>
      <text:p text:style-name="P4">Literature Review</text:p>
      <text:p text:style-name="P4">Due Date: 5-12-08</text:p>
      <text:p text:style-name="P3"/>
      <text:list text:style-name="L8">
        <text:list-item>
          <text:p text:style-name="P5">Introduction</text:p>
        </text:list-item>
        <text:list-item>
          <text:p text:style-name="P5">Background/History</text:p>
          <text:list>
            <text:list-item>
              <text:p text:style-name="P5">Introduction</text:p>
              <text:list>
                <text:list-item>
                  <text:p text:style-name="P5">Outline what will be presented in this section</text:p>
                </text:list-item>
              </text:list>
            </text:list-item>
            <text:list-item>
              <text:p text:style-name="P5">Time Sharing Computing Model</text:p>
              <text:list>
                <text:list-item>
                  <text:p text:style-name="P5">Description and Relevance</text:p>
                </text:list-item>
                <text:list-item>
                  <text:p text:style-name="P5">MIT and the Compatible Time Sharing System</text:p>
                </text:list-item>
                <text:list-item>
                  <text:p text:style-name="P5">Rise of the PC and the Death of Time Sharing</text:p>
                </text:list-item>
              </text:list>
            </text:list-item>
            <text:list-item>
              <text:p text:style-name="P28"><text:span text:style-name="T11">Battery Research</text:span></text:p>
              <text:list>
                <text:list-item>
                  <text:p text:style-name="P5">Description and Relevance</text:p>
                </text:list-item>
                <text:list-item>
                  <text:p text:style-name="P5">Relevant Mobile Computing Battery Research</text:p>
                </text:list-item>
              </text:list>
            </text:list-item>
            <text:list-item>
              <text:p text:style-name="P28"><text:span text:style-name="T11">Cloud Computing</text:span></text:p>
              <text:list>
                <text:list-item>
                  <text:p text:style-name="P5">Description and Relevance</text:p>
                </text:list-item>
                <text:list-item>
                  <text:p text:style-name="P5">Development</text:p>
                </text:list-item>
                <text:list-item>
                  <text:p text:style-name="P5">Application</text:p>
                </text:list-item>
              </text:list>
            </text:list-item>
          </text:list>
        </text:list-item>
        <text:list-item>
          <text:p text:style-name="P5">Relevant Technology/Current Trends</text:p>
          <text:list>
            <text:list-item>
              <text:p text:style-name="P5">Thin-Clients</text:p>
            </text:list-item>
            <text:list-item>
              <text:p text:style-name="P5">Web 2.0</text:p>
              <text:list>
                <text:list-item>
                  <text:p text:style-name="P5">Google Gears</text:p>
                </text:list-item>
              </text:list>
            </text:list-item>
            <text:list-item>
              <text:p text:style-name="P5">Ultra-Mobile PCs / Netbooks</text:p>
            </text:list-item>
            <text:list-item>
              <text:p text:style-name="P5">Battery Technology</text:p>
            </text:list-item>
            <text:list-item>
              <text:p text:style-name="P5">Smart-Phone Technology</text:p>
            </text:list-item>
            <text:list-item>
              <text:p text:style-name="P5">Internet2 / Broadband</text:p>
            </text:list-item>
          </text:list>
        </text:list-item>
        <text:list-item>
          <text:p text:style-name="P5">Summary/Conclusions</text:p>
        </text:list-item>
        <text:list-item>
          <text:p text:style-name="P5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Georgia" svg:font-family="Georgia"/>
    <style:font-face style:name="Georgia Bold Italic" svg:font-family="'Georgia Bold Italic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n" fo:country="US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orgia Bold Italic" fo:font-size="15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Georgia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orgi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Tim Visher</meta:initial-creator>
    <meta:creation-date>2008-11-01T12:10:55</meta:creation-date>
    <dc:creator>Tim Visher</dc:creator>
    <dc:date>2008-11-01T12:44:59</dc:date>
    <dc:language>en-US</dc:language>
    <meta:editing-cycles>4</meta:editing-cycles>
    <meta:editing-duration>PT18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88" meta:character-count="607"/>
  </office:meta>
</office:document-meta>
</file>